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184346.47499882" calcext:value-type="float">
            <text:p><text:s/>1,184,346 <text:s/></text:p>
          </table:table-cell>
          <table:table-cell table:style-name="ce41" office:value-type="float" office:value="63342.191946017" calcext:value-type="float">
            <text:p><text:s/>63,342 <text:s/></text:p>
          </table:table-cell>
          <table:table-cell table:style-name="ce41" office:value-type="float" office:value="1121004.2830528" calcext:value-type="float">
            <text:p><text:s/>1,121,004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666295.382" calcext:value-type="float">
            <text:p><text:s/>4,666,295 <text:s/></text:p>
          </table:table-cell>
          <table:table-cell table:style-name="ce42" office:value-type="float" office:value="1863536.796" calcext:value-type="float">
            <text:p><text:s/>1,863,537 <text:s/></text:p>
          </table:table-cell>
          <table:table-cell table:style-name="ce42" office:value-type="float" office:value="2790193.586" calcext:value-type="float">
            <text:p><text:s/>2,790,1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565" calcext:value-type="float">
            <text:p><text:s/>12,5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090.6" calcext:value-type="float">
            <text:p><text:s/>8,0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090.6" calcext:value-type="float">
            <text:p><text:s/>8,0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505197.289641184" calcext:value-type="float">
            <text:p><text:s/>-505,197 <text:s/></text:p>
          </table:table-cell>
          <table:table-cell table:style-name="ce42" office:value-type="float" office:value="254688.493946017" calcext:value-type="float">
            <text:p><text:s/>254,688 <text:s/></text:p>
          </table:table-cell>
          <table:table-cell table:style-name="ce42" office:value-type="float" office:value="-775999.226947201" calcext:value-type="float">
            <text:p><text:s/>-775,9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113.44336" calcext:value-type="float">
            <text:p><text:s/>16,1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347748.54664" calcext:value-type="float">
            <text:p><text:s/>6,347,749 <text:s/></text:p>
          </table:table-cell>
          <table:table-cell table:style-name="ce43" office:value-type="float" office:value="1672190.494" calcext:value-type="float">
            <text:p><text:s/>1,672,190 <text:s/></text:p>
          </table:table-cell>
          <table:table-cell table:style-name="ce43" office:value-type="float" office:value="4687197.096" calcext:value-type="float">
            <text:p><text:s/>4,687,19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11639.04336" calcext:value-type="float">
            <text:p><text:s/>-11,63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21.34" calcext:value-type="float">
            <text:p><text:s/>-221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645162.93216" calcext:value-type="float">
            <text:p><text:s/>5,645,163 <text:s/></text:p>
          </table:table-cell>
          <table:table-cell table:style-name="ce42" office:value-type="float" office:value="1672190.494" calcext:value-type="float">
            <text:p><text:s/>1,672,190 <text:s/></text:p>
          </table:table-cell>
          <table:table-cell table:style-name="ce42" office:value-type="float" office:value="2743264.365" calcext:value-type="float">
            <text:p><text:s/>2,743,2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50303.97696" calcext:value-type="float">
            <text:p><text:s/>1,050,3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683646.694" calcext:value-type="float">
            <text:p><text:s/>1,683,647 <text:s/></text:p>
          </table:table-cell>
          <table:table-cell table:style-name="ce42" office:value-type="float" office:value="1672190.494" calcext:value-type="float">
            <text:p><text:s/>1,672,1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56.2" calcext:value-type="float">
            <text:p><text:s/>11,4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038847.77696" calcext:value-type="float">
            <text:p><text:s/>1,038,8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38847.77696" calcext:value-type="float">
            <text:p><text:s/>1,038,84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743264.365" calcext:value-type="float">
            <text:p><text:s/>2,743,2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3264.365" calcext:value-type="float">
            <text:p><text:s/>2,743,2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79404.0962" calcext:value-type="float">
            <text:p><text:s/>179,404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795718.6562" calcext:value-type="float">
            <text:p><text:s/>1,795,7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21771.5" calcext:value-type="float">
            <text:p><text:s/>1,321,7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795718.6562" calcext:value-type="float">
            <text:p><text:s/>1,795,7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21771.5" calcext:value-type="float">
            <text:p><text:s/>1,321,7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00301.683" calcext:value-type="float">
            <text:p><text:s/>100,3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816.223" calcext:value-type="float">
            <text:p><text:s/>81,8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86.8" calcext:value-type="float">
            <text:p><text:s/>7,7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3075.758" calcext:value-type="float">
            <text:p><text:s/>3,0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75.758" calcext:value-type="float">
            <text:p><text:s/>3,0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97225.925" calcext:value-type="float">
            <text:p><text:s/>97,2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740.465" calcext:value-type="float">
            <text:p><text:s/>78,7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86.8" calcext:value-type="float">
            <text:p><text:s/>7,7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838.45664" calcext:value-type="float">
            <text:p><text:s/>83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838.45664" calcext:value-type="float">
            <text:p><text:s/>83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397385.47104" calcext:value-type="float">
            <text:p><text:s/>2,397,38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862116.508" calcext:value-type="float">
            <text:p><text:s/>1,862,11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51203.22304" calcext:value-type="float">
            <text:p><text:s/>251,20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397385.47104" calcext:value-type="float">
            <text:p><text:s/>2,397,38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862116.508" calcext:value-type="float">
            <text:p><text:s/>1,862,11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51203.22304" calcext:value-type="float">
            <text:p><text:s/>251,20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302006.75704" calcext:value-type="float">
            <text:p><text:s/>2,302,0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1465.874" calcext:value-type="float">
            <text:p><text:s/>1,771,4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0813.32304" calcext:value-type="float">
            <text:p><text:s/>250,8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6475.014" calcext:value-type="float">
            <text:p><text:s/>26,4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225.814" calcext:value-type="float">
            <text:p><text:s/>26,2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9.2" calcext:value-type="float">
            <text:p><text:s/>24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1304.282" calcext:value-type="float">
            <text:p><text:s/>11,3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10.522" calcext:value-type="float">
            <text:p><text:s/>9,0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93" calcext:value-type="float">
            <text:p><text:s/>2,09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832.4" calcext:value-type="float">
            <text:p><text:s/>6,8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32.4" calcext:value-type="float">
            <text:p><text:s/>6,8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90.706" calcext:value-type="float">
            <text:p><text:s/>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.706" calcext:value-type="float">
            <text:p><text:s/>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8137.914" calcext:value-type="float">
            <text:p><text:s/>68,1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137.914" calcext:value-type="float">
            <text:p><text:s/>68,1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22378.129" calcext:value-type="float">
            <text:p><text:s/>222,3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9700.629" calcext:value-type="float">
            <text:p><text:s/>219,7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77.5" calcext:value-type="float">
            <text:p><text:s/>2,6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28996.604" calcext:value-type="float">
            <text:p><text:s/>28,9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19.104" calcext:value-type="float">
            <text:p><text:s/>26,3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77.5" calcext:value-type="float">
            <text:p><text:s/>2,6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8994.504" calcext:value-type="float">
            <text:p>( 28,99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6319.104" calcext:value-type="float">
            <text:p>( 26,31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675.4" calcext:value-type="float">
            <text:p>( 2,675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2.1" calcext:value-type="float">
            <text:p>( 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45" office:value-type="float" office:value="2.1" calcext:value-type="float">
            <text:p>( 2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28519.477" calcext:value-type="float">
            <text:p><text:s/>128,5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519.477" calcext:value-type="float">
            <text:p><text:s/>128,5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4225.297" calcext:value-type="float">
            <text:p><text:s/>54,2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225.297" calcext:value-type="float">
            <text:p><text:s/>54,2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0636.751" calcext:value-type="float">
            <text:p><text:s/>10,637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0636.751" calcext:value-type="float">
            <text:p><text:s/>10,63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85.7" calcext:value-type="float">
            <text:p><text:s/>3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85.7" calcext:value-type="float">
            <text:p><text:s/>3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763.121" calcext:value-type="float">
            <text:p><text:s/>3,7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63.121" calcext:value-type="float">
            <text:p><text:s/>3,7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65.8" calcext:value-type="float">
            <text:p><text:s/>6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46" office:value-type="float" office:value="65.8" calcext:value-type="float">
            <text:p><text:s/>66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46596.578" calcext:value-type="float">
            <text:p><text:s/>1,446,5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9452.878" calcext:value-type="float">
            <text:p><text:s/>1,429,4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143.7" calcext:value-type="float">
            <text:p><text:s/>17,1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199820.87" calcext:value-type="float">
            <text:p><text:s/>1,199,8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9700.47" calcext:value-type="float">
            <text:p><text:s/>1,199,7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0.4" calcext:value-type="float">
            <text:p><text:s/>1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46775.708" calcext:value-type="float">
            <text:p><text:s/>246,7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9752.408" calcext:value-type="float">
            <text:p><text:s/>229,7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023.3" calcext:value-type="float">
            <text:p><text:s/>17,0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83536.30204" calcext:value-type="float">
            <text:p><text:s/>483,5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86.779" calcext:value-type="float">
            <text:p><text:s/>7,4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6522.72304" calcext:value-type="float">
            <text:p><text:s/>196,5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80936.50204" calcext:value-type="float">
            <text:p><text:s/>480,9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86.779" calcext:value-type="float">
            <text:p><text:s/>7,4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3922.92304" calcext:value-type="float">
            <text:p><text:s/>193,9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599.8" calcext:value-type="float">
            <text:p><text:s/>2,6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599.8" calcext:value-type="float">
            <text:p><text:s/>2,6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8213.3" calcext:value-type="float">
            <text:p><text:s/>18,2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8213.3" calcext:value-type="float">
            <text:p><text:s/>18,2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3527.511" calcext:value-type="float">
            <text:p><text:s/>13,528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765.111" calcext:value-type="float">
            <text:p><text:s/>76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2762.4" calcext:value-type="float">
            <text:p><text:s/>12,762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84.2" calcext:value-type="float">
            <text:p><text:s/>2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84.2" calcext:value-type="float">
            <text:p><text:s/>2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12.3" calcext:value-type="float">
            <text:p><text:s/>4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12.3" calcext:value-type="float">
            <text:p><text:s/>4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3.5" calcext:value-type="float">
            <text:p><text:s/>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.5" calcext:value-type="float">
            <text:p><text:s/>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532.445" calcext:value-type="float">
            <text:p><text:s/>5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9.645" calcext:value-type="float">
            <text:p><text:s/>1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2.8" calcext:value-type="float">
            <text:p><text:s/>3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532.445" calcext:value-type="float">
            <text:p><text:s/>5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9.645" calcext:value-type="float">
            <text:p><text:s/>1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2.8" calcext:value-type="float">
            <text:p><text:s/>3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90539.07" calcext:value-type="float">
            <text:p><text:s/>90,5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264.25" calcext:value-type="float">
            <text:p><text:s/>90,2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.1" calcext:value-type="float">
            <text:p><text:s/>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75.98" calcext:value-type="float">
            <text:p><text:s/>17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32.9" calcext:value-type="float">
            <text:p><text:s/>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2.9" calcext:value-type="float">
            <text:p><text:s/>3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8597.62" calcext:value-type="float">
            <text:p><text:s/>28,5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590.06" calcext:value-type="float">
            <text:p><text:s/>28,5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1732.57" calcext:value-type="float">
            <text:p><text:s/>61,73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1674.19" calcext:value-type="float">
            <text:p><text:s/>61,67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.2" calcext:value-type="float">
            <text:p><text:s/>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307.199" calcext:value-type="float">
            <text:p><text:s/>4,30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6.739" calcext:value-type="float">
            <text:p><text:s/>20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634909.411" calcext:value-type="float">
            <text:p><text:s/>12,634,9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34909.411" calcext:value-type="float">
            <text:p><text:s/>12,634,9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634909.411" calcext:value-type="float">
            <text:p><text:s/>12,634,9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34909.411" calcext:value-type="float">
            <text:p><text:s/>12,634,9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22371.2" calcext:value-type="float">
            <text:p><text:s/>122,371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53612.4752" calcext:value-type="float">
            <text:p><text:s/>20,253,612 <text:s/></text:p>
          </table:table-cell>
          <table:table-cell table:style-name="ce42" office:value-type="float" office:value="18378447.3" calcext:value-type="float">
            <text:p><text:s/>18,378,4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9937.3652" calcext:value-type="float">
            <text:p><text:s/>409,9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93009.49742402" calcext:value-type="float">
            <text:p><text:s/>1,593,0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0704.56" calcext:value-type="float">
            <text:p><text:s/>520,7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6924.816" calcext:value-type="float">
            <text:p><text:s/>276,9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6404.935519954" calcext:value-type="float">
            <text:p><text:s/>976,405 <text:s/></text:p>
          </table:table-cell>
          <table:table-cell table:style-name="ce42" office:value-type="float" office:value="327033.9" calcext:value-type="float">
            <text:p><text:s/>327,0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26.2464" calcext:value-type="float">
            <text:p><text:s/>3,32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008939.866256" calcext:value-type="float">
            <text:p><text:s/>17,008,940 <text:s/></text:p>
          </table:table-cell>
          <table:table-cell table:style-name="ce43" office:value-type="float" office:value="18173784.6" calcext:value-type="float">
            <text:p><text:s/>18,173,78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06611.1188" calcext:value-type="float">
            <text:p><text:s/>406,61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93305.49593846" calcext:value-type="float">
            <text:p><text:s/>2,293,3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61.9984" calcext:value-type="float">
            <text:p><text:s/>3,56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21.34" calcext:value-type="float">
            <text:p><text:s/>-221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9015.26" calcext:value-type="float">
            <text:p><text:s/>49,015 <text:s/></text:p>
          </table:table-cell>
          <table:table-cell table:style-name="ce42" office:value-type="float" office:value="130388.8362" calcext:value-type="float">
            <text:p><text:s/>130,3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350739.63" calcext:value-type="float">
            <text:p><text:s/>20,350,740 <text:s/></text:p>
          </table:table-cell>
          <table:table-cell table:style-name="ce42" office:value-type="float" office:value="18173784.6" calcext:value-type="float">
            <text:p><text:s/>18,173,7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91376.79" calcext:value-type="float">
            <text:p><text:s/>18,191,377 <text:s/></text:p>
          </table:table-cell>
          <table:table-cell table:style-name="ce42" office:value-type="float" office:value="18173784.6" calcext:value-type="float">
            <text:p><text:s/>18,173,7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59362.84" calcext:value-type="float">
            <text:p><text:s/>2,159,3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9015.26" calcext:value-type="float">
            <text:p><text:s/>49,015 <text:s/></text:p>
          </table:table-cell>
          <table:table-cell table:style-name="ce43" office:value-type="float" office:value="130388.8362" calcext:value-type="float">
            <text:p><text:s/>130,38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43558.32" calcext:value-type="float">
            <text:p><text:s/>343,558 <text:s/></text:p>
          </table:table-cell>
          <table:table-cell table:style-name="ce42" office:value-type="float" office:value="130388.8362" calcext:value-type="float">
            <text:p><text:s/>130,3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356024.2434698" calcext:value-type="float">
            <text:p><text:s/>20,356,02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9100.6" calcext:value-type="float">
            <text:p><text:s/>839,101 <text:s/></text:p>
          </table:table-cell>
          <table:table-cell table:style-name="ce42" office:value-type="float" office:value="584925.3588" calcext:value-type="float">
            <text:p><text:s/>584,9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43558.32" calcext:value-type="float">
            <text:p><text:s/>343,558 <text:s/></text:p>
          </table:table-cell>
          <table:table-cell table:style-name="ce42" office:value-type="float" office:value="130388.8362" calcext:value-type="float">
            <text:p><text:s/>130,3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50742.9704554" calcext:value-type="float">
            <text:p><text:s/>18,950,7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9100.6" calcext:value-type="float">
            <text:p><text:s/>839,101 <text:s/></text:p>
          </table:table-cell>
          <table:table-cell table:style-name="ce42" office:value-type="float" office:value="447161.9801856" calcext:value-type="float">
            <text:p><text:s/>447,16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05281.2730144" calcext:value-type="float">
            <text:p><text:s/>1,405,28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37763.3786144" calcext:value-type="float">
            <text:p><text:s/>137,7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0698.66" calcext:value-type="float">
            <text:p><text:s/>10,69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52694.038" calcext:value-type="float">
            <text:p><text:s/>1,952,6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9100.6" calcext:value-type="float">
            <text:p><text:s/>839,101 <text:s/></text:p>
          </table:table-cell>
          <table:table-cell table:style-name="ce42" office:value-type="float" office:value="45735.888" calcext:value-type="float">
            <text:p><text:s/>45,7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5.92" calcext:value-type="float">
            <text:p><text:s/>3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0698.66" calcext:value-type="float">
            <text:p><text:s/>10,69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400.08" calcext:value-type="float">
            <text:p><text:s/>167,4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3" calcext:value-type="float">
            <text:p><text:s/>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79676.018" calcext:value-type="float">
            <text:p><text:s/>1,779,6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9100.6" calcext:value-type="float">
            <text:p><text:s/>839,101 <text:s/></text:p>
          </table:table-cell>
          <table:table-cell table:style-name="ce42" office:value-type="float" office:value="45735.888" calcext:value-type="float">
            <text:p><text:s/>45,7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59.19" calcext:value-type="float">
            <text:p><text:s/>4,7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41.1" calcext:value-type="float">
            <text:p><text:s/>54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84065.74" calcext:value-type="float">
            <text:p><text:s/>284,066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2768224.9457874" calcext:value-type="float">
            <text:p><text:s/>12,768,22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942238.5912" calcext:value-type="float">
            <text:p><text:s/>942,23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84065.74" calcext:value-type="float">
            <text:p><text:s/>284,066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0075185.9252" calcext:value-type="float">
            <text:p><text:s/>10,075,18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942238.5912" calcext:value-type="float">
            <text:p><text:s/>942,2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79727.56" calcext:value-type="float">
            <text:p><text:s/>279,7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79340.636" calcext:value-type="float">
            <text:p><text:s/>3,779,3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680.816" calcext:value-type="float">
            <text:p><text:s/>58,6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593.41" calcext:value-type="float">
            <text:p><text:s/>56,5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00.76" calcext:value-type="float">
            <text:p><text:s/>2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2977.4184" calcext:value-type="float">
            <text:p><text:s/>342,9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4.7284" calcext:value-type="float">
            <text:p><text:s/>5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7779.834" calcext:value-type="float">
            <text:p><text:s/>697,7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6.814" calcext:value-type="float">
            <text:p><text:s/>1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428.652" calcext:value-type="float">
            <text:p><text:s/>26,4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8.592" calcext:value-type="float">
            <text:p><text:s/>1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37.402" calcext:value-type="float">
            <text:p><text:s/>10,3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19.822" calcext:value-type="float">
            <text:p><text:s/>1,1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8346.0032" calcext:value-type="float">
            <text:p><text:s/>398,3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1432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8.4456" calcext:value-type="float">
            <text:p><text:s/>7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5.0456" calcext:value-type="float">
            <text:p><text:s/>2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8392.602" calcext:value-type="float">
            <text:p><text:s/>478,3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1.182" calcext:value-type="float">
            <text:p><text:s/>6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3305.102" calcext:value-type="float">
            <text:p><text:s/>413,3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1.182" calcext:value-type="float">
            <text:p><text:s/>6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13305.102" calcext:value-type="float">
            <text:p>( 413,30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91.182" calcext:value-type="float">
            <text:p>( 69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5087.5" calcext:value-type="float">
            <text:p><text:s/>65,088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677.6268" calcext:value-type="float">
            <text:p><text:s/>60,6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96.2468" calcext:value-type="float">
            <text:p><text:s/>1,0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670.9716" calcext:value-type="float">
            <text:p><text:s/>107,6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.0216" calcext:value-type="float">
            <text:p><text:s/>13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91240.676" calcext:value-type="float">
            <text:p><text:s/>391,24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00.096" calcext:value-type="float">
            <text:p><text:s/>6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2842.0996" calcext:value-type="float">
            <text:p><text:s/>462,8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074.0596" calcext:value-type="float">
            <text:p><text:s/>32,0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224.62" calcext:value-type="float">
            <text:p><text:s/>46,2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6617.4796" calcext:value-type="float">
            <text:p><text:s/>416,6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074.0596" calcext:value-type="float">
            <text:p><text:s/>32,0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0274.246" calcext:value-type="float">
            <text:p>( 20,27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520.206" calcext:value-type="float">
            <text:p>( 3,520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53388.0776" calcext:value-type="float">
            <text:p>( 153,388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342.5176" calcext:value-type="float">
            <text:p>( 2,34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79526.8" calcext:value-type="float">
            <text:p><text:s/>279,52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8530.2192" calcext:value-type="float">
            <text:p><text:s/>458,5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29.5092" calcext:value-type="float">
            <text:p><text:s/>3,6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79526.8" calcext:value-type="float">
            <text:p><text:s/>279,52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9648.0172" calcext:value-type="float">
            <text:p><text:s/>429,6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47.3372" calcext:value-type="float">
            <text:p><text:s/>3,4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882.202" calcext:value-type="float">
            <text:p><text:s/>28,8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2.172" calcext:value-type="float">
            <text:p><text:s/>1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51.6" calcext:value-type="float">
            <text:p>( 35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931.4108" calcext:value-type="float">
            <text:p><text:s/>93,9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00.0908" calcext:value-type="float">
            <text:p><text:s/>2,80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7385.5312" calcext:value-type="float">
            <text:p><text:s/>17,38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75.4012" calcext:value-type="float">
            <text:p><text:s/>2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393.0892" calcext:value-type="float">
            <text:p><text:s/>38,3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84.6992" calcext:value-type="float">
            <text:p><text:s/>2,5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841.8992" calcext:value-type="float">
            <text:p><text:s/>25,8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5.4492" calcext:value-type="float">
            <text:p><text:s/>5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739.5652" calcext:value-type="float">
            <text:p><text:s/>28,7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971.9152" calcext:value-type="float">
            <text:p><text:s/>11,9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8.26" calcext:value-type="float">
            <text:p><text:s/>1,8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685.52" calcext:value-type="float">
            <text:p><text:s/>80,6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18110.854" calcext:value-type="float">
            <text:p><text:s/>3,718,1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547.034" calcext:value-type="float">
            <text:p><text:s/>46,5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37402.42" calcext:value-type="float">
            <text:p><text:s/>3,437,4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04.72" calcext:value-type="float">
            <text:p><text:s/>40,8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3356.68" calcext:value-type="float">
            <text:p><text:s/>193,3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4482.66" calcext:value-type="float">
            <text:p><text:s/>834,4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58.35" calcext:value-type="float">
            <text:p><text:s/>9,6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24824.31" calcext:value-type="float">
            <text:p><text:s/>824,82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37.72" calcext:value-type="float">
            <text:p><text:s/>23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9694" calcext:value-type="float">
            <text:p><text:s/>859,6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75.98" calcext:value-type="float">
            <text:p><text:s/>17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154.14" calcext:value-type="float">
            <text:p><text:s/>76,1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188.27" calcext:value-type="float">
            <text:p><text:s/>69,1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88.72" calcext:value-type="float">
            <text:p><text:s/>10,4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622.53" calcext:value-type="float">
            <text:p><text:s/>12,6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7.56" calcext:value-type="float">
            <text:p><text:s/>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5839.91" calcext:value-type="float">
            <text:p><text:s/>635,8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4.18" calcext:value-type="float">
            <text:p><text:s/>5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5400.43" calcext:value-type="float">
            <text:p><text:s/>55,40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100.46" calcext:value-type="float">
            <text:p><text:s/>4,10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83557.7752" calcext:value-type="float">
            <text:p><text:s/>883,55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883557.7752" calcext:value-type="float">
            <text:p><text:s/>883,5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93039.02058739" calcext:value-type="float">
            <text:p><text:s/>2,693,0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93039.02058739" calcext:value-type="float">
            <text:p><text:s/>2,693,0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841937.3375" calcext:value-type="float">
            <text:p>( 1,841,93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23255.782" calcext:value-type="float">
            <text:p><text:s/>9,823,2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23255.782" calcext:value-type="float">
            <text:p><text:s/>9,823,2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7358.64" calcext:value-type="float">
            <text:p><text:s/>277,3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66.85" calcext:value-type="float">
            <text:p><text:s/>5,0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5426.4" calcext:value-type="float">
            <text:p><text:s/>25,426 <text:s/></text:p>
          </table:table-cell>
          <table:table-cell table:style-name="ce42" office:value-type="float" office:value="129358.1" calcext:value-type="float">
            <text:p><text:s/>129,35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76924.816" calcext:value-type="float">
            <text:p><text:s/>276,9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088.08" calcext:value-type="float">
            <text:p><text:s/>-1,088 <text:s/></text:p>
          </table:table-cell>
          <table:table-cell table:style-name="ce42" office:value-type="float" office:value="276768.7065" calcext:value-type="float">
            <text:p><text:s/>276,769 <text:s/></text:p>
          </table:table-cell>
          <table:table-cell table:style-name="ce42" office:value-type="float" office:value="-46103.46" calcext:value-type="float">
            <text:p><text:s/>-46,1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8.75" calcext:value-type="float">
            <text:p><text:s/>649 <text:s/></text:p>
          </table:table-cell>
          <table:table-cell table:style-name="ce42" office:value-type="float" office:value="-5990.48794224116" calcext:value-type="float">
            <text:p><text:s/>-5,990 <text:s/></text:p>
          </table:table-cell>
          <table:table-cell table:style-name="ce42" office:value-type="float" office:value="37628.8879422412" calcext:value-type="float">
            <text:p><text:s/>37,6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88.08" calcext:value-type="float">
            <text:p><text:s/>1,088 <text:s/></text:p>
          </table:table-cell>
          <table:table-cell table:style-name="ce43" office:value-type="float" office:value="589.9335" calcext:value-type="float">
            <text:p><text:s/>590 <text:s/></text:p>
          </table:table-cell>
          <table:table-cell table:style-name="ce43" office:value-type="float" office:value="46103.46" calcext:value-type="float">
            <text:p><text:s/>46,10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648.75" calcext:value-type="float">
            <text:p><text:s/>-649 <text:s/></text:p>
          </table:table-cell>
          <table:table-cell table:style-name="ce43" office:value-type="float" office:value="5990.48794224116" calcext:value-type="float">
            <text:p><text:s/>5,990 <text:s/></text:p>
          </table:table-cell>
          <table:table-cell table:style-name="ce43" office:value-type="float" office:value="-339980.103942241" calcext:value-type="float">
            <text:p><text:s/>-339,980 <text:s/></text:p>
          </table:table-cell>
          <table:table-cell table:style-name="ce43" office:value-type="float" office:value="-124291.25" calcext:value-type="float">
            <text:p><text:s/>-124,2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8097.296" calcext:value-type="float">
            <text:p><text:s/>828,097 <text:s/></text:p>
          </table:table-cell>
          <table:table-cell table:style-name="ce42" office:value-type="float" office:value="111760.74" calcext:value-type="float">
            <text:p><text:s/>111,7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058.0620855162" calcext:value-type="float">
            <text:p><text:s/>15,058 <text:s/></text:p>
          </table:table-cell>
          <table:table-cell table:style-name="ce42" office:value-type="float" office:value="54664.3379144838" calcext:value-type="float">
            <text:p><text:s/>54,664 <text:s/></text:p>
          </table:table-cell>
          <table:table-cell table:style-name="ce42" office:value-type="float" office:value="6133.6" calcext:value-type="float">
            <text:p><text:s/>6,13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592.19" calcext:value-type="float">
            <text:p><text:s/>17,5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592.19" calcext:value-type="float">
            <text:p><text:s/>17,5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08.39" calcext:value-type="float">
            <text:p><text:s/>19,508 <text:s/></text:p>
          </table:table-cell>
          <table:table-cell table:style-name="ce42" office:value-type="float" office:value="2669741.1" calcext:value-type="float">
            <text:p><text:s/>2,669,741 <text:s/></text:p>
          </table:table-cell>
          <table:table-cell table:style-name="ce42" office:value-type="float" office:value="2150021.64" calcext:value-type="float">
            <text:p><text:s/>2,150,0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501.75" calcext:value-type="float">
            <text:p><text:s/>21,502 <text:s/></text:p>
          </table:table-cell>
          <table:table-cell table:style-name="ce42" office:value-type="float" office:value="121595.176463275" calcext:value-type="float">
            <text:p><text:s/>121,595 <text:s/></text:p>
          </table:table-cell>
          <table:table-cell table:style-name="ce42" office:value-type="float" office:value="494828.023536725" calcext:value-type="float">
            <text:p><text:s/>494,828 <text:s/></text:p>
          </table:table-cell>
          <table:table-cell table:style-name="ce42" office:value-type="float" office:value="197780.55" calcext:value-type="float">
            <text:p><text:s/>197,78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08.39" calcext:value-type="float">
            <text:p><text:s/>19,508 <text:s/></text:p>
          </table:table-cell>
          <table:table-cell table:style-name="ce42" office:value-type="float" office:value="2669741.1" calcext:value-type="float">
            <text:p><text:s/>2,669,741 <text:s/></text:p>
          </table:table-cell>
          <table:table-cell table:style-name="ce42" office:value-type="float" office:value="931741.2368" calcext:value-type="float">
            <text:p><text:s/>931,7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501.75" calcext:value-type="float">
            <text:p><text:s/>21,502 <text:s/></text:p>
          </table:table-cell>
          <table:table-cell table:style-name="ce42" office:value-type="float" office:value="121595.176463275" calcext:value-type="float">
            <text:p><text:s/>121,595 <text:s/></text:p>
          </table:table-cell>
          <table:table-cell table:style-name="ce42" office:value-type="float" office:value="494828.023536725" calcext:value-type="float">
            <text:p><text:s/>494,828 <text:s/></text:p>
          </table:table-cell>
          <table:table-cell table:style-name="ce42" office:value-type="float" office:value="197780.55" calcext:value-type="float">
            <text:p><text:s/>197,78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18280.4032" calcext:value-type="float">
            <text:p><text:s/>1,218,28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04.28" calcext:value-type="float">
            <text:p><text:s/>3,0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426.26" calcext:value-type="float">
            <text:p><text:s/>10,42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" calcext:value-type="float">
            <text:p><text:s/>4 <text:s/></text:p>
          </table:table-cell>
          <table:table-cell table:style-name="ce42" office:value-type="float" office:value="126.65" calcext:value-type="float">
            <text:p><text:s/>1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.32" calcext:value-type="float">
            <text:p><text:s/>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.7" calcext:value-type="float">
            <text:p><text:s/>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.5" calcext:value-type="float">
            <text:p><text:s/>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04.28" calcext:value-type="float">
            <text:p><text:s/>3,0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83.56" calcext:value-type="float">
            <text:p><text:s/>5,3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" calcext:value-type="float">
            <text:p><text:s/>4 <text:s/></text:p>
          </table:table-cell>
          <table:table-cell table:style-name="ce42" office:value-type="float" office:value="34.85" calcext:value-type="float">
            <text:p><text:s/>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44.74" calcext:value-type="float">
            <text:p><text:s/>4,7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.45" calcext:value-type="float">
            <text:p><text:s/>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12.94" calcext:value-type="float">
            <text:p><text:s/>21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42233.7375" calcext:value-type="float">
            <text:p><text:s/>1,842,234 <text:s/></text:p>
          </table:table-cell>
          <table:table-cell table:style-name="ce44" office:value-type="float" office:value="2073938.1" calcext:value-type="float">
            <text:p><text:s/>2,073,93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853" calcext:value-type="float">
            <text:p><text:s/>20,853 <text:s/></text:p>
          </table:table-cell>
          <table:table-cell table:style-name="ce44" office:value-type="float" office:value="112527.60232" calcext:value-type="float">
            <text:p><text:s/>112,528 <text:s/></text:p>
          </table:table-cell>
          <table:table-cell table:style-name="ce44" office:value-type="float" office:value="100179.58168" calcext:value-type="float">
            <text:p><text:s/>100,180 <text:s/></text:p>
          </table:table-cell>
          <table:table-cell table:style-name="ce44" office:value-type="float" office:value="67229.05" calcext:value-type="float">
            <text:p><text:s/>67,22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96.4" calcext:value-type="float">
            <text:p><text:s/>296 <text:s/></text:p>
          </table:table-cell>
          <table:table-cell table:style-name="ce44" office:value-type="float" office:value="2073938.1" calcext:value-type="float">
            <text:p><text:s/>2,073,93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853" calcext:value-type="float">
            <text:p><text:s/>20,853 <text:s/></text:p>
          </table:table-cell>
          <table:table-cell table:style-name="ce44" office:value-type="float" office:value="112527.60232" calcext:value-type="float">
            <text:p><text:s/>112,528 <text:s/></text:p>
          </table:table-cell>
          <table:table-cell table:style-name="ce44" office:value-type="float" office:value="100179.58168" calcext:value-type="float">
            <text:p><text:s/>100,180 <text:s/></text:p>
          </table:table-cell>
          <table:table-cell table:style-name="ce44" office:value-type="float" office:value="67229.05" calcext:value-type="float">
            <text:p><text:s/>67,2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.4" calcext:value-type="float">
            <text:p><text:s/>296 <text:s/></text:p>
          </table:table-cell>
          <table:table-cell table:style-name="ce42" office:value-type="float" office:value="17810.52" calcext:value-type="float">
            <text:p><text:s/>17,8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964.1" calcext:value-type="float">
            <text:p><text:s/>8,9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6.66" calcext:value-type="float">
            <text:p><text:s/>8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87.76" calcext:value-type="float">
            <text:p><text:s/>1,7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1.65" calcext:value-type="float">
            <text:p><text:s/>7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8.46" calcext:value-type="float">
            <text:p><text:s/>6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0.4" calcext:value-type="float">
            <text:p><text:s/>1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.32" calcext:value-type="float">
            <text:p><text:s/>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.9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.8" calcext:value-type="float">
            <text:p><text:s/>2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.7" calcext:value-type="float">
            <text:p><text:s/>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2" calcext:value-type="float">
            <text:p><text:s/>7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6.3" calcext:value-type="float">
            <text:p><text:s/>2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.36" calcext:value-type="float">
            <text:p><text:s/>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.8" calcext:value-type="float">
            <text:p><text:s/>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5.42" calcext:value-type="float">
            <text:p><text:s/>1,0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9" calcext:value-type="float">
            <text:p><text:s/>4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3.02" calcext:value-type="float">
            <text:p><text:s/>9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0.5" calcext:value-type="float">
            <text:p><text:s/>4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43.02" calcext:value-type="float">
            <text:p>( 94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50.5" calcext:value-type="float">
            <text:p>( 45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2.4" calcext:value-type="float">
            <text:p><text:s/>6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5.04" calcext:value-type="float">
            <text:p><text:s/>3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.7" calcext:value-type="float">
            <text:p><text:s/>1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.38" calcext:value-type="float">
            <text:p><text:s/>3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97.16" calcext:value-type="float">
            <text:p><text:s/>79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8.7" calcext:value-type="float">
            <text:p><text:s/>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8.24" calcext:value-type="float">
            <text:p><text:s/>7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9.4" calcext:value-type="float">
            <text:p><text:s/>1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8.06" calcext:value-type="float">
            <text:p><text:s/>5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0.18" calcext:value-type="float">
            <text:p><text:s/>1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9.4" calcext:value-type="float">
            <text:p><text:s/>1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.26" calcext:value-type="float">
            <text:p>( 1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.7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5.88" calcext:value-type="float">
            <text:p>( 36 <text:s/>)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.4" calcext:value-type="float">
            <text:p><text:s/>296 <text:s/></text:p>
          </table:table-cell>
          <table:table-cell table:style-name="ce42" office:value-type="float" office:value="631.8" calcext:value-type="float">
            <text:p><text:s/>6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10.15" calcext:value-type="float">
            <text:p><text:s/>6,5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1.32" calcext:value-type="float">
            <text:p><text:s/>5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347.8" calcext:value-type="float">
            <text:p><text:s/>6,3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.4" calcext:value-type="float">
            <text:p><text:s/>296 <text:s/></text:p>
          </table:table-cell>
          <table:table-cell table:style-name="ce42" office:value-type="float" office:value="90.48" calcext:value-type="float">
            <text:p><text:s/>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2.35" calcext:value-type="float">
            <text:p><text:s/>1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96.4" calcext:value-type="float">
            <text:p>( 29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2.18" calcext:value-type="float">
            <text:p><text:s/>4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7.1" calcext:value-type="float">
            <text:p><text:s/>27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31.66" calcext:value-type="float">
            <text:p><text:s/>23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6.15" calcext:value-type="float">
            <text:p><text:s/>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9.54" calcext:value-type="float">
            <text:p><text:s/>1,3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.65" calcext:value-type="float">
            <text:p><text:s/>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86.9" calcext:value-type="float">
            <text:p><text:s/>3,7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.35" calcext:value-type="float">
            <text:p><text:s/>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.38" calcext:value-type="float">
            <text:p><text:s/>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5.86" calcext:value-type="float">
            <text:p><text:s/>1,3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6.6" calcext:value-type="float">
            <text:p><text:s/>2,3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.2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43437.86" calcext:value-type="float">
            <text:p><text:s/>1,943,4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6.25" calcext:value-type="float">
            <text:p><text:s/>1,4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080.784" calcext:value-type="float">
            <text:p><text:s/>45,0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66.25" calcext:value-type="float">
            <text:p><text:s/>1,4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080.784" calcext:value-type="float">
            <text:p><text:s/>45,0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43437.86" calcext:value-type="float">
            <text:p><text:s/>1,943,4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2.56" calcext:value-type="float">
            <text:p><text:s/>1,1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0.08" calcext:value-type="float">
            <text:p><text:s/>1,1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.48" calcext:value-type="float">
            <text:p><text:s/>1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5.95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557.16" calcext:value-type="float">
            <text:p><text:s/>111,5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386.75" calcext:value-type="float">
            <text:p><text:s/>19,387 <text:s/></text:p>
          </table:table-cell>
          <table:table-cell table:style-name="ce42" office:value-type="float" office:value="112527.60232" calcext:value-type="float">
            <text:p><text:s/>112,528 <text:s/></text:p>
          </table:table-cell>
          <table:table-cell table:style-name="ce42" office:value-type="float" office:value="55098.79768" calcext:value-type="float">
            <text:p><text:s/>55,099 <text:s/></text:p>
          </table:table-cell>
          <table:table-cell table:style-name="ce42" office:value-type="float" office:value="58256.45" calcext:value-type="float">
            <text:p><text:s/>58,2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6041.7" calcext:value-type="float">
            <text:p><text:s/>36,0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93.34" calcext:value-type="float">
            <text:p><text:s/>2,6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3.05" calcext:value-type="float">
            <text:p><text:s/>1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55.22" calcext:value-type="float">
            <text:p><text:s/>7,9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39.8" calcext:value-type="float">
            <text:p><text:s/>3,4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.05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696.92" calcext:value-type="float">
            <text:p><text:s/>88,6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386.75" calcext:value-type="float">
            <text:p><text:s/>19,387 <text:s/></text:p>
          </table:table-cell>
          <table:table-cell table:style-name="ce42" office:value-type="float" office:value="112527.60232" calcext:value-type="float">
            <text:p><text:s/>112,528 <text:s/></text:p>
          </table:table-cell>
          <table:table-cell table:style-name="ce42" office:value-type="float" office:value="55098.79768" calcext:value-type="float">
            <text:p><text:s/>55,099 <text:s/></text:p>
          </table:table-cell>
          <table:table-cell table:style-name="ce42" office:value-type="float" office:value="19873" calcext:value-type="float">
            <text:p><text:s/>19,87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771.88" calcext:value-type="float">
            <text:p><text:s/>8,77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215.95" calcext:value-type="float">
            <text:p><text:s/>2,216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41937.3375" calcext:value-type="float">
            <text:p><text:s/>1,841,9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41937.3375" calcext:value-type="float">
            <text:p><text:s/>1,841,9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41937.3375" calcext:value-type="float">
            <text:p>( 1,841,93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00932.16" calcext:value-type="float">
            <text:p><text:s/>200,932 <text:s/></text:p>
          </table:table-cell>
          <table:table-cell table:style-name="ce42" office:value-type="float" office:value="909863.44" calcext:value-type="float">
            <text:p><text:s/>909,8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006.72" calcext:value-type="float">
            <text:p><text:s/>72,0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2432.08" calcext:value-type="float">
            <text:p><text:s/>22,432 <text:s/></text:p>
          </table:table-cell>
          <table:table-cell table:style-name="ce42" office:value-type="float" office:value="1064418.84" calcext:value-type="float">
            <text:p><text:s/>1,064,4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395.8165544555" calcext:value-type="float">
            <text:p><text:s/>93,396 <text:s/></text:p>
          </table:table-cell>
          <table:table-cell table:style-name="ce42" office:value-type="float" office:value="124124" calcext:value-type="float">
            <text:p><text:s/>124,12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854.260869565" calcext:value-type="float">
            <text:p><text:s/>133,8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62322.48" calcext:value-type="float">
            <text:p><text:s/>62,322 <text:s/></text:p>
          </table:table-cell>
          <table:table-cell table:style-name="ce42" office:value-type="float" office:value="455922.56" calcext:value-type="float">
            <text:p><text:s/>455,9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59.52" calcext:value-type="float">
            <text:p><text:s/>2,4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58168.24" calcext:value-type="float">
            <text:p><text:s/>258,168 <text:s/></text:p>
          </table:table-cell>
          <table:table-cell table:style-name="ce42" office:value-type="float" office:value="-15541.7015384616" calcext:value-type="float">
            <text:p><text:s/>-15,5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358.7041584158" calcext:value-type="float">
            <text:p><text:s/>37,359 <text:s/></text:p>
          </table:table-cell>
          <table:table-cell table:style-name="ce42" office:value-type="float" office:value="-257" calcext:value-type="float">
            <text:p><text:s/>-257 <text:s/></text:p>
          </table:table-cell>
          <table:table-cell table:style-name="ce42" office:value-type="float" office:value="10197.38" calcext:value-type="float">
            <text:p><text:s/>10,1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254.8500000001" calcext:value-type="float">
            <text:p><text:s/>94,25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41990.64" calcext:value-type="float">
            <text:p><text:s/>-141,991 <text:s/></text:p>
          </table:table-cell>
          <table:table-cell table:style-name="ce43" office:value-type="float" office:value="-594936.258461538" calcext:value-type="float">
            <text:p><text:s/>-594,93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61207.3207128713" calcext:value-type="float">
            <text:p><text:s/>-61,207 <text:s/></text:p>
          </table:table-cell>
          <table:table-cell table:style-name="ce43" office:value-type="float" office:value="-123867" calcext:value-type="float">
            <text:p><text:s/>-123,867 <text:s/></text:p>
          </table:table-cell>
          <table:table-cell table:style-name="ce43" office:value-type="float" office:value="-10197.38" calcext:value-type="float">
            <text:p><text:s/>-10,19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28109.110869565" calcext:value-type="float">
            <text:p><text:s/>-228,10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93706.16" calcext:value-type="float">
            <text:p><text:s/>293,706 <text:s/></text:p>
          </table:table-cell>
          <table:table-cell table:style-name="ce42" office:value-type="float" office:value="914820.541538462" calcext:value-type="float">
            <text:p><text:s/>914,82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31.1" calcext:value-type="float">
            <text:p><text:s/>2,63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871.66" calcext:value-type="float">
            <text:p><text:s/>62,87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9336" calcext:value-type="float">
            <text:p><text:s/>39,336 <text:s/></text:p>
          </table:table-cell>
          <table:table-cell table:style-name="ce42" office:value-type="float" office:value="2120026.84" calcext:value-type="float">
            <text:p><text:s/>2,120,0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9336" calcext:value-type="float">
            <text:p><text:s/>39,336 <text:s/></text:p>
          </table:table-cell>
          <table:table-cell table:style-name="ce42" office:value-type="float" office:value="2120026.84" calcext:value-type="float">
            <text:p><text:s/>2,120,0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073941.2" calcext:value-type="float">
            <text:p><text:s/>3,073,941 <text:s/></text:p>
          </table:table-cell>
          <table:table-cell table:style-name="ce42" office:value-type="float" office:value="8843095.2" calcext:value-type="float">
            <text:p><text:s/>8,843,0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3853.306930693" calcext:value-type="float">
            <text:p><text:s/>243,853 <text:s/></text:p>
          </table:table-cell>
          <table:table-cell table:style-name="ce42" office:value-type="float" office:value="430228" calcext:value-type="float">
            <text:p><text:s/>430,228 <text:s/></text:p>
          </table:table-cell>
          <table:table-cell table:style-name="ce42" office:value-type="float" office:value="35429.38" calcext:value-type="float">
            <text:p><text:s/>35,4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0474.56773913" calcext:value-type="float">
            <text:p><text:s/>630,4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037714.4896" calcext:value-type="float">
            <text:p><text:s/>3,037,714 <text:s/></text:p>
          </table:table-cell>
          <table:table-cell table:style-name="ce42" office:value-type="float" office:value="8843095.2" calcext:value-type="float">
            <text:p><text:s/>8,843,0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3853.306930693" calcext:value-type="float">
            <text:p><text:s/>243,853 <text:s/></text:p>
          </table:table-cell>
          <table:table-cell table:style-name="ce42" office:value-type="float" office:value="430228" calcext:value-type="float">
            <text:p><text:s/>430,228 <text:s/></text:p>
          </table:table-cell>
          <table:table-cell table:style-name="ce42" office:value-type="float" office:value="35429.38" calcext:value-type="float">
            <text:p><text:s/>35,4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7463.78693913" calcext:value-type="float">
            <text:p><text:s/>617,46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36226.7104" calcext:value-type="float">
            <text:p><text:s/>36,22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3010.7808" calcext:value-type="float">
            <text:p><text:s/>13,01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9545.68" calcext:value-type="float">
            <text:p><text:s/>19,546 <text:s/></text:p>
          </table:table-cell>
          <table:table-cell table:style-name="ce42" office:value-type="float" office:value="1034750.68" calcext:value-type="float">
            <text:p><text:s/>1,034,7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281.6" calcext:value-type="float">
            <text:p><text:s/>28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531.2" calcext:value-type="float">
            <text:p><text:s/>1,531 <text:s/></text:p>
          </table:table-cell>
          <table:table-cell table:style-name="ce42" office:value-type="float" office:value="165741.68" calcext:value-type="float">
            <text:p><text:s/>165,7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.88" calcext:value-type="float">
            <text:p><text:s/>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17422.24" calcext:value-type="float">
            <text:p><text:s/>17,422 <text:s/></text:p>
          </table:table-cell>
          <table:table-cell table:style-name="ce42" office:value-type="float" office:value="868990.6" calcext:value-type="float">
            <text:p><text:s/>868,9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309.76" calcext:value-type="float">
            <text:p><text:s/>310 <text:s/></text:p>
          </table:table-cell>
          <table:table-cell table:style-name="ce43" office:value-type="float" office:value="18.4" calcext:value-type="float">
            <text:p><text:s/>1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579362.72" calcext:value-type="float">
            <text:p><text:s/>2,579,363 <text:s/></text:p>
          </table:table-cell>
          <table:table-cell table:style-name="ce44" office:value-type="float" office:value="4178560.88" calcext:value-type="float">
            <text:p><text:s/>4,178,56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82645.986217822" calcext:value-type="float">
            <text:p><text:s/>182,646 <text:s/></text:p>
          </table:table-cell>
          <table:table-cell table:style-name="ce44" office:value-type="float" office:value="306361" calcext:value-type="float">
            <text:p><text:s/>306,361 <text:s/></text:p>
          </table:table-cell>
          <table:table-cell table:style-name="ce44" office:value-type="float" office:value="22600.9" calcext:value-type="float">
            <text:p><text:s/>22,601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39493.796869565" calcext:value-type="float">
            <text:p><text:s/>339,49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579362.72" calcext:value-type="float">
            <text:p><text:s/>2,579,363 <text:s/></text:p>
          </table:table-cell>
          <table:table-cell table:style-name="ce44" office:value-type="float" office:value="4178560.88" calcext:value-type="float">
            <text:p><text:s/>4,178,561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16761.6" calcext:value-type="float">
            <text:p><text:s/>216,762 <text:s/></text:p>
          </table:table-cell>
          <table:table-cell table:style-name="ce42" office:value-type="float" office:value="3476827.2" calcext:value-type="float">
            <text:p><text:s/>3,476,8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7301.12" calcext:value-type="float">
            <text:p><text:s/>27,301 <text:s/></text:p>
          </table:table-cell>
          <table:table-cell table:style-name="ce42" office:value-type="float" office:value="28473.08" calcext:value-type="float">
            <text:p><text:s/>28,4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1560.32" calcext:value-type="float">
            <text:p><text:s/>31,560 <text:s/></text:p>
          </table:table-cell>
          <table:table-cell table:style-name="ce42" office:value-type="float" office:value="308372.96" calcext:value-type="float">
            <text:p><text:s/>308,3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0613.68" calcext:value-type="float">
            <text:p><text:s/>10,614 <text:s/></text:p>
          </table:table-cell>
          <table:table-cell table:style-name="ce42" office:value-type="float" office:value="686130.48" calcext:value-type="float">
            <text:p><text:s/>686,1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94.48" calcext:value-type="float">
            <text:p><text:s/>194 <text:s/></text:p>
          </table:table-cell>
          <table:table-cell table:style-name="ce42" office:value-type="float" office:value="26020.36" calcext:value-type="float">
            <text:p><text:s/>26,0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725.36" calcext:value-type="float">
            <text:p><text:s/>2,725 <text:s/></text:p>
          </table:table-cell>
          <table:table-cell table:style-name="ce42" office:value-type="float" office:value="6270.72" calcext:value-type="float">
            <text:p><text:s/>6,2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424.88" calcext:value-type="float">
            <text:p><text:s/>6,425 <text:s/></text:p>
          </table:table-cell>
          <table:table-cell table:style-name="ce42" office:value-type="float" office:value="390980.68" calcext:value-type="float">
            <text:p><text:s/>390,9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213.84" calcext:value-type="float">
            <text:p><text:s/>214 <text:s/></text:p>
          </table:table-cell>
          <table:table-cell table:style-name="ce42" office:value-type="float" office:value="64.4" calcext:value-type="float">
            <text:p><text:s/>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866.88" calcext:value-type="float">
            <text:p><text:s/>8,867 <text:s/></text:p>
          </table:table-cell>
          <table:table-cell table:style-name="ce42" office:value-type="float" office:value="467370.12" calcext:value-type="float">
            <text:p><text:s/>467,3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333.04" calcext:value-type="float">
            <text:p><text:s/>7,333 <text:s/></text:p>
          </table:table-cell>
          <table:table-cell table:style-name="ce42" office:value-type="float" office:value="403887.36" calcext:value-type="float">
            <text:p><text:s/>403,8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7333.04" calcext:value-type="float">
            <text:p>( 7,333 <text:s/>)</text:p>
          </table:table-cell>
          <table:table-cell table:style-name="ce45" office:value-type="float" office:value="403887.36" calcext:value-type="float">
            <text:p>( 403,88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533.84" calcext:value-type="float">
            <text:p><text:s/>1,534 <text:s/></text:p>
          </table:table-cell>
          <table:table-cell table:style-name="ce46" office:value-type="float" office:value="63482.76" calcext:value-type="float">
            <text:p><text:s/>63,48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2249.28" calcext:value-type="float">
            <text:p><text:s/>2,249 <text:s/></text:p>
          </table:table-cell>
          <table:table-cell table:style-name="ce42" office:value-type="float" office:value="56863.36" calcext:value-type="float">
            <text:p><text:s/>56,8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363.12" calcext:value-type="float">
            <text:p><text:s/>1,363 <text:s/></text:p>
          </table:table-cell>
          <table:table-cell table:style-name="ce42" office:value-type="float" office:value="105804.6" calcext:value-type="float">
            <text:p><text:s/>105,8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1465.52" calcext:value-type="float">
            <text:p><text:s/>11,466 <text:s/></text:p>
          </table:table-cell>
          <table:table-cell table:style-name="ce46" office:value-type="float" office:value="378359.2" calcext:value-type="float">
            <text:p><text:s/>378,35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1599.04" calcext:value-type="float">
            <text:p><text:s/>31,599 <text:s/></text:p>
          </table:table-cell>
          <table:table-cell table:style-name="ce42" office:value-type="float" office:value="398321.36" calcext:value-type="float">
            <text:p><text:s/>398,3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2464.32" calcext:value-type="float">
            <text:p><text:s/>12,464 <text:s/></text:p>
          </table:table-cell>
          <table:table-cell table:style-name="ce42" office:value-type="float" office:value="33232.24" calcext:value-type="float">
            <text:p><text:s/>33,2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9134.72" calcext:value-type="float">
            <text:p><text:s/>19,135 <text:s/></text:p>
          </table:table-cell>
          <table:table-cell table:style-name="ce42" office:value-type="float" office:value="365089.12" calcext:value-type="float">
            <text:p><text:s/>365,0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735.68" calcext:value-type="float">
            <text:p>( 736 <text:s/>)</text:p>
          </table:table-cell>
          <table:table-cell table:style-name="ce45" office:value-type="float" office:value="16003.4" calcext:value-type="float">
            <text:p>( 16,00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166.56" calcext:value-type="float">
            <text:p>( 2,167 <text:s/>)</text:p>
          </table:table-cell>
          <table:table-cell table:style-name="ce47" office:value-type="float" office:value="148843.12" calcext:value-type="float">
            <text:p>( 148,843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6229.84" calcext:value-type="float">
            <text:p><text:s/>16,230 <text:s/></text:p>
          </table:table-cell>
          <table:table-cell table:style-name="ce42" office:value-type="float" office:value="431232.52" calcext:value-type="float">
            <text:p><text:s/>431,2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4908.08" calcext:value-type="float">
            <text:p><text:s/>14,908 <text:s/></text:p>
          </table:table-cell>
          <table:table-cell table:style-name="ce42" office:value-type="float" office:value="404403.48" calcext:value-type="float">
            <text:p><text:s/>404,4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321.76" calcext:value-type="float">
            <text:p><text:s/>1,322 <text:s/></text:p>
          </table:table-cell>
          <table:table-cell table:style-name="ce42" office:value-type="float" office:value="26829.04" calcext:value-type="float">
            <text:p><text:s/>26,8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5.2" calcext:value-type="float">
            <text:p>( 5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5432.24" calcext:value-type="float">
            <text:p><text:s/>5,432 <text:s/></text:p>
          </table:table-cell>
          <table:table-cell table:style-name="ce42" office:value-type="float" office:value="84929.8" calcext:value-type="float">
            <text:p><text:s/>84,9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420.24" calcext:value-type="float">
            <text:p><text:s/>4,420 <text:s/></text:p>
          </table:table-cell>
          <table:table-cell table:style-name="ce46" office:value-type="float" office:value="12442.08" calcext:value-type="float">
            <text:p><text:s/>12,44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477.76" calcext:value-type="float">
            <text:p><text:s/>3,478 <text:s/></text:p>
          </table:table-cell>
          <table:table-cell table:style-name="ce42" office:value-type="float" office:value="30895.44" calcext:value-type="float">
            <text:p><text:s/>30,8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8059.92" calcext:value-type="float">
            <text:p><text:s/>8,060 <text:s/></text:p>
          </table:table-cell>
          <table:table-cell table:style-name="ce42" office:value-type="float" office:value="13325.28" calcext:value-type="float">
            <text:p><text:s/>13,3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802.56" calcext:value-type="float">
            <text:p><text:s/>803 <text:s/></text:p>
          </table:table-cell>
          <table:table-cell table:style-name="ce42" office:value-type="float" office:value="15868.16" calcext:value-type="float">
            <text:p><text:s/>15,8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428.56" calcext:value-type="float">
            <text:p><text:s/>429 <text:s/></text:p>
          </table:table-cell>
          <table:table-cell table:style-name="ce42" office:value-type="float" office:value="93.84" calcext:value-type="float">
            <text:p><text:s/>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3332.96" calcext:value-type="float">
            <text:p><text:s/>43,333 <text:s/></text:p>
          </table:table-cell>
          <table:table-cell table:style-name="ce42" office:value-type="float" office:value="35008.76" calcext:value-type="float">
            <text:p><text:s/>35,0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542697.2" calcext:value-type="float">
            <text:p><text:s/>1,542,697 <text:s/></text:p>
          </table:table-cell>
          <table:table-cell table:style-name="ce42" office:value-type="float" office:value="185428.76" calcext:value-type="float">
            <text:p><text:s/>185,4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1493964.56" calcext:value-type="float">
            <text:p><text:s/>1,493,96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0804.72" calcext:value-type="float">
            <text:p><text:s/>40,80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7927.92" calcext:value-type="float">
            <text:p><text:s/>7,928 <text:s/></text:p>
          </table:table-cell>
          <table:table-cell table:style-name="ce42" office:value-type="float" office:value="185428.76" calcext:value-type="float">
            <text:p><text:s/>185,4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551821.6" calcext:value-type="float">
            <text:p><text:s/>551,822 <text:s/></text:p>
          </table:table-cell>
          <table:table-cell table:style-name="ce42" office:value-type="float" office:value="281520" calcext:value-type="float">
            <text:p><text:s/>281,5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4129.84" calcext:value-type="float">
            <text:p><text:s/>4,130 <text:s/></text:p>
          </table:table-cell>
          <table:table-cell table:style-name="ce42" office:value-type="float" office:value="4405.88" calcext:value-type="float">
            <text:p><text:s/>4,4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547691.76" calcext:value-type="float">
            <text:p><text:s/>547,692 <text:s/></text:p>
          </table:table-cell>
          <table:table-cell table:style-name="ce43" office:value-type="float" office:value="277114.12" calcext:value-type="float">
            <text:p><text:s/>277,11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68082.32" calcext:value-type="float">
            <text:p><text:s/>268,082 <text:s/></text:p>
          </table:table-cell>
          <table:table-cell table:style-name="ce42" office:value-type="float" office:value="234784.92" calcext:value-type="float">
            <text:p><text:s/>234,7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5536.08" calcext:value-type="float">
            <text:p><text:s/>5,536 <text:s/></text:p>
          </table:table-cell>
          <table:table-cell table:style-name="ce42" office:value-type="float" office:value="34576.36" calcext:value-type="float">
            <text:p><text:s/>34,5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64034.96" calcext:value-type="float">
            <text:p><text:s/>64,035 <text:s/></text:p>
          </table:table-cell>
          <table:table-cell table:style-name="ce42" office:value-type="float" office:value="2346.92" calcext:value-type="float">
            <text:p><text:s/>2,3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530.88" calcext:value-type="float">
            <text:p><text:s/>2,531 <text:s/></text:p>
          </table:table-cell>
          <table:table-cell table:style-name="ce42" office:value-type="float" office:value="0.92" calcext:value-type="float">
            <text:p><text:s/>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4448.4" calcext:value-type="float">
            <text:p><text:s/>4,448 <text:s/></text:p>
          </table:table-cell>
          <table:table-cell table:style-name="ce42" office:value-type="float" office:value="4723.28" calcext:value-type="float">
            <text:p><text:s/>4,7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6302.72" calcext:value-type="float">
            <text:p><text:s/>176,303 <text:s/></text:p>
          </table:table-cell>
          <table:table-cell table:style-name="ce42" office:value-type="float" office:value="163954.12" calcext:value-type="float">
            <text:p><text:s/>163,9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5229.28" calcext:value-type="float">
            <text:p><text:s/>15,229 <text:s/></text:p>
          </table:table-cell>
          <table:table-cell table:style-name="ce43" office:value-type="float" office:value="29183.32" calcext:value-type="float">
            <text:p><text:s/>29,18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645.986217822" calcext:value-type="float">
            <text:p><text:s/>182,646 <text:s/></text:p>
          </table:table-cell>
          <table:table-cell table:style-name="ce42" office:value-type="float" office:value="306361" calcext:value-type="float">
            <text:p><text:s/>306,361 <text:s/></text:p>
          </table:table-cell>
          <table:table-cell table:style-name="ce42" office:value-type="float" office:value="22600.9" calcext:value-type="float">
            <text:p><text:s/>22,6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9493.796869565" calcext:value-type="float">
            <text:p><text:s/>339,49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645.986217822" calcext:value-type="float">
            <text:p><text:s/>182,646 <text:s/></text:p>
          </table:table-cell>
          <table:table-cell table:style-name="ce42" office:value-type="float" office:value="306361" calcext:value-type="float">
            <text:p><text:s/>306,361 <text:s/></text:p>
          </table:table-cell>
          <table:table-cell table:style-name="ce42" office:value-type="float" office:value="22600.9" calcext:value-type="float">
            <text:p><text:s/>22,6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9493.796869565" calcext:value-type="float">
            <text:p><text:s/>339,49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79135.834288563" calcext:value-type="float">
            <text:p><text:s/>179,136 <text:s/></text:p>
          </table:table-cell>
          <table:table-cell table:style-name="ce42" office:value-type="float" office:value="9644119.94771144" calcext:value-type="float">
            <text:p><text:s/>9,644,1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79135.834288563" calcext:value-type="float">
            <text:p><text:s/>179,136 <text:s/></text:p>
          </table:table-cell>
          <table:table-cell table:style-name="ce42" office:value-type="float" office:value="9644119.94771144" calcext:value-type="float">
            <text:p><text:s/>9,644,1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198777.32" calcext:value-type="float">
            <text:p><text:s/>1,198,777 <text:s/></text:p>
          </table:table-cell>
          <table:table-cell table:number-columns-repeated="7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155679.57" calcext:value-type="float">
            <text:p><text:s/>155,6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1043097.75" calcext:value-type="float">
            <text:p><text:s/>1,043,09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69555.51" calcext:value-type="float">
            <text:p><text:s/>69,5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69555.51" calcext:value-type="float">
            <text:p><text:s/>69,5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973542.24" calcext:value-type="float">
            <text:p><text:s/>973,542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617769.99" calcext:value-type="float">
            <text:p><text:s/>617,770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215523.18" calcext:value-type="float">
            <text:p><text:s/>215,5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92.41" calcext:value-type="float">
            <text:p><text:s/>2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373.76" calcext:value-type="float">
            <text:p><text:s/>1,3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690.12" calcext:value-type="float">
            <text:p><text:s/>6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15.39" calcext:value-type="float">
            <text:p><text:s/>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25.92" calcext:value-type="float">
            <text:p><text:s/>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38721.24" calcext:value-type="float">
            <text:p><text:s/>38,7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37748.43" calcext:value-type="float">
            <text:p><text:s/>37,7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37748.43" calcext:value-type="float">
            <text:p>( 37,74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217.89" calcext:value-type="float">
            <text:p><text:s/>2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754.92" calcext:value-type="float">
            <text:p><text:s/>7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1111.32" calcext:value-type="float">
            <text:p><text:s/>1,1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8.91" calcext:value-type="float">
            <text:p><text:s/>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140763.42" calcext:value-type="float">
            <text:p><text:s/>140,7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140763.42" calcext:value-type="float">
            <text:p><text:s/>140,7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93840.12" calcext:value-type="float">
            <text:p>( 93,84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9604.95" calcext:value-type="float">
            <text:p>( 39,60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1025.46" calcext:value-type="float">
            <text:p><text:s/>1,0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1025.46" calcext:value-type="float">
            <text:p><text:s/>1,0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838.35" calcext:value-type="float">
            <text:p><text:s/>8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432.89" calcext:value-type="float">
            <text:p><text:s/>1,43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3479.76" calcext:value-type="float">
            <text:p><text:s/>3,4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25744.23" calcext:value-type="float">
            <text:p><text:s/>25,7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76029.03" calcext:value-type="float">
            <text:p><text:s/>76,0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66447.54" calcext:value-type="float">
            <text:p><text:s/>66,4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6783.75" calcext:value-type="float">
            <text:p><text:s/>6,7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2797.74" calcext:value-type="float">
            <text:p><text:s/>2,79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326217.78" calcext:value-type="float">
            <text:p><text:s/>326,218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55772.25" calcext:value-type="float">
            <text:p><text:s/>355,7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55772.25" calcext:value-type="float">
            <text:p><text:s/>355,7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77135.976902" calcext:value-type="float">
            <text:p><text:s/>377,136 <text:s/></text:p>
          </table:table-cell>
          <table:table-cell table:style-name="ce41" office:value-type="float" office:value="3015.1514" calcext:value-type="float">
            <text:p><text:s/>3,015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6407879.3276" calcext:value-type="float">
            <text:p><text:s/>6,407,8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407879.3276" calcext:value-type="float">
            <text:p><text:s/>6,407,879 <text:s/></text:p>
          </table:table-cell>
          <table:table-cell table:style-name="ce43" office:value-type="float" office:value="377135.976902" calcext:value-type="float">
            <text:p><text:s/>377,136 <text:s/></text:p>
          </table:table-cell>
          <table:table-cell table:style-name="ce43" office:value-type="float" office:value="3015.1514" calcext:value-type="float">
            <text:p><text:s/>3,01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164.33371576" calcext:value-type="float">
            <text:p><text:s/>-16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407879.3276" calcext:value-type="float">
            <text:p><text:s/>6,407,879 <text:s/></text:p>
          </table:table-cell>
          <table:table-cell table:style-name="ce42" office:value-type="float" office:value="380914.988902" calcext:value-type="float">
            <text:p><text:s/>380,915 <text:s/></text:p>
          </table:table-cell>
          <table:table-cell table:style-name="ce42" office:value-type="float" office:value="3015.1514" calcext:value-type="float">
            <text:p><text:s/>3,01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407879.3276" calcext:value-type="float">
            <text:p><text:s/>6,407,879 <text:s/></text:p>
          </table:table-cell>
          <table:table-cell table:style-name="ce42" office:value-type="float" office:value="380914.988902" calcext:value-type="float">
            <text:p><text:s/>380,915 <text:s/></text:p>
          </table:table-cell>
          <table:table-cell table:style-name="ce42" office:value-type="float" office:value="3015.1514" calcext:value-type="float">
            <text:p><text:s/>3,01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79.012" calcext:value-type="float">
            <text:p><text:s/>3,77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90656.55104" calcext:value-type="float">
            <text:p><text:s/>4,490,65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79.012" calcext:value-type="float">
            <text:p><text:s/>3,77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90656.55104" calcext:value-type="float">
            <text:p><text:s/>4,490,657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1492.358554" calcext:value-type="float">
            <text:p><text:s/>321,49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751.85718" calcext:value-type="float">
            <text:p><text:s/>15,75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9.092398" calcext:value-type="float">
            <text:p><text:s/>35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812.456224" calcext:value-type="float">
            <text:p><text:s/>17,81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358.374536" calcext:value-type="float">
            <text:p><text:s/>76,35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6697.384216" calcext:value-type="float">
            <text:p><text:s/>206,69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13.194" calcext:value-type="float">
            <text:p><text:s/>4,51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75103.42657176" calcext:value-type="float">
            <text:p><text:s/>275,103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894225.09963" calcext:value-type="float">
            <text:p><text:s/>3,894,225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894225.09963" calcext:value-type="float">
            <text:p><text:s/>3,894,2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20332.10717" calcext:value-type="float">
            <text:p><text:s/>2,420,3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829.521744" calcext:value-type="float">
            <text:p><text:s/>29,8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1358.558858" calcext:value-type="float">
            <text:p><text:s/>131,3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2359.304392" calcext:value-type="float">
            <text:p><text:s/>432,3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63.901888" calcext:value-type="float">
            <text:p><text:s/>9,0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590.174846" calcext:value-type="float">
            <text:p><text:s/>52,5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4301.322702" calcext:value-type="float">
            <text:p><text:s/>144,30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480.063366" calcext:value-type="float">
            <text:p><text:s/>7,4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4423.97334" calcext:value-type="float">
            <text:p><text:s/>454,4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697.43258" calcext:value-type="float">
            <text:p><text:s/>136,6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5716.91042" calcext:value-type="float">
            <text:p>( 115,71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0980.52216" calcext:value-type="float">
            <text:p>( 20,98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7851.039326" calcext:value-type="float">
            <text:p><text:s/>177,85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875.501434" calcext:value-type="float">
            <text:p><text:s/>139,87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211.31161" calcext:value-type="float">
            <text:p><text:s/>75,21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611.942614" calcext:value-type="float">
            <text:p><text:s/>34,61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97989.033476" calcext:value-type="float">
            <text:p><text:s/>97,9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9205.239438" calcext:value-type="float">
            <text:p><text:s/>219,2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2727.233418" calcext:value-type="float">
            <text:p><text:s/>152,72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6478.00602" calcext:value-type="float">
            <text:p><text:s/>66,47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8814.129314" calcext:value-type="float">
            <text:p><text:s/>298,8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0794.695104" calcext:value-type="float">
            <text:p><text:s/>290,79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19.43421" calcext:value-type="float">
            <text:p><text:s/>8,01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968.346248" calcext:value-type="float">
            <text:p>( 4,96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440.29684" calcext:value-type="float">
            <text:p><text:s/>116,440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59489.942204" calcext:value-type="float">
            <text:p><text:s/>59,4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836.287752" calcext:value-type="float">
            <text:p><text:s/>137,8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029.958956" calcext:value-type="float">
            <text:p><text:s/>41,0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339.91308" calcext:value-type="float">
            <text:p><text:s/>29,34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857.446318" calcext:value-type="float">
            <text:p><text:s/>44,85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99.784432" calcext:value-type="float">
            <text:p><text:s/>4,100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599.711666" calcext:value-type="float">
            <text:p><text:s/>20,6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599.711666" calcext:value-type="float">
            <text:p><text:s/>20,6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016.850842" calcext:value-type="float">
            <text:p><text:s/>87,0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306.697534" calcext:value-type="float">
            <text:p><text:s/>17,307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69710.153308" calcext:value-type="float">
            <text:p><text:s/>69,7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6632.928862" calcext:value-type="float">
            <text:p><text:s/>556,63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533.4498699182" calcext:value-type="float">
            <text:p><text:s/>60,53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267.8014606239" calcext:value-type="float">
            <text:p><text:s/>25,2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98.714918" calcext:value-type="float">
            <text:p><text:s/>12,2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282.375522" calcext:value-type="float">
            <text:p><text:s/>13,28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471.426666" calcext:value-type="float">
            <text:p><text:s/>18,4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81.0321898804" calcext:value-type="float">
            <text:p><text:s/>13,6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36.06082080951" calcext:value-type="float">
            <text:p><text:s/>5,5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183.255330768" calcext:value-type="float">
            <text:p><text:s/>77,1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7121.709802" calcext:value-type="float">
            <text:p><text:s/>97,122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33257.102282" calcext:value-type="float">
            <text:p><text:s/>233,257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09643.50109" calcext:value-type="float">
            <text:p><text:s/>809,64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4588946" calcext:value-type="float">
            <text:p><text:s/>24,588,946 <text:s/></text:p>
          </table:table-cell>
          <table:table-cell table:style-name="ce42" office:value-type="float" office:value="4429244.057" calcext:value-type="float">
            <text:p><text:s/>4,429,244 <text:s/></text:p>
          </table:table-cell>
          <table:table-cell table:style-name="ce42" office:value-type="float" office:value="3505.99" calcext:value-type="float">
            <text:p><text:s/>3,50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4588946" calcext:value-type="float">
            <text:p><text:s/>24,588,946 <text:s/></text:p>
          </table:table-cell>
          <table:table-cell table:style-name="ce42" office:value-type="float" office:value="4429244.057" calcext:value-type="float">
            <text:p><text:s/>4,429,244 <text:s/></text:p>
          </table:table-cell>
          <table:table-cell table:style-name="ce42" office:value-type="float" office:value="3505.99" calcext:value-type="float">
            <text:p><text:s/>3,50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3年(西元1984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2885646.12330082" calcext:value-type="float">
            <text:p><text:s/>2,885,646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327787.1848" calcext:value-type="float">
            <text:p><text:s/>31,327,787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1100.09742402" calcext:value-type="float">
            <text:p><text:s/>1,601,100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0704.56" calcext:value-type="float">
            <text:p><text:s/>520,705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6924.816" calcext:value-type="float">
            <text:p><text:s/>276,925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6887.21587877" calcext:value-type="float">
            <text:p><text:s/>626,887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1187816.618798" calcext:value-type="float">
            <text:p><text:s/>31,187,817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93305.49593846" calcext:value-type="float">
            <text:p><text:s/>2,293,305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85.673715760002" calcext:value-type="float">
            <text:p><text:s/>-386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787712.030062" calcext:value-type="float">
            <text:p><text:s/>32,787,712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3646.694" calcext:value-type="float">
            <text:p><text:s/>1,683,647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8847.77696" calcext:value-type="float">
            <text:p><text:s/>1,038,848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91376.79" calcext:value-type="float">
            <text:p><text:s/>18,191,377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94436.672902" calcext:value-type="float">
            <text:p><text:s/>11,694,437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79404.0962" calcext:value-type="float">
            <text:p><text:s/>179,404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646178.4627098" calcext:value-type="float">
            <text:p><text:s/>26,646,178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40897.1896954" calcext:value-type="float">
            <text:p><text:s/>25,240,897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05281.2730144" calcext:value-type="float">
            <text:p><text:s/>1,405,281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44043.589554" calcext:value-type="float">
            <text:p><text:s/>2,444,044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43.53518" calcext:value-type="float">
            <text:p><text:s/>19,144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985.097398" calcext:value-type="float">
            <text:p><text:s/>264,985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14.186224" calcext:value-type="float">
            <text:p><text:s/>17,814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5589.902536" calcext:value-type="float">
            <text:p><text:s/>1,925,590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456.574216" calcext:value-type="float">
            <text:p><text:s/>211,457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13.194" calcext:value-type="float">
            <text:p><text:s/>4,513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41.1" calcext:value-type="float">
            <text:p><text:s/>541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75941.88321176" calcext:value-type="float">
            <text:p><text:s/>275,942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0033377.7564574" calcext:value-type="float">
            <text:p><text:s/>20,033,378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6984566.48587" calcext:value-type="float">
            <text:p><text:s/>16,984,566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17202.68021" calcext:value-type="float">
            <text:p><text:s/>8,717,203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190.355744" calcext:value-type="float">
            <text:p><text:s/>113,190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7014.019258" calcext:value-type="float">
            <text:p><text:s/>487,014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7661.658392" calcext:value-type="float">
            <text:p><text:s/>1,137,662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507.943888" calcext:value-type="float">
            <text:p><text:s/>35,508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044.202846" calcext:value-type="float">
            <text:p><text:s/>63,044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0785.239902" calcext:value-type="float">
            <text:p><text:s/>610,785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88.508966" calcext:value-type="float">
            <text:p><text:s/>8,189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3915.94434" calcext:value-type="float">
            <text:p><text:s/>1,193,916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6747.56858" calcext:value-type="float">
            <text:p><text:s/>616,748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95764.94642" calcext:value-type="float">
            <text:p>( 595,765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982.62216" calcext:value-type="float">
            <text:p>( 20,983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6588.406326" calcext:value-type="float">
            <text:p><text:s/>306,588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855.718434" calcext:value-type="float">
            <text:p><text:s/>194,856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75724.251" calcext:value-type="float">
            <text:p><text:s/>75,724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7385.95841" calcext:value-type="float">
            <text:p><text:s/>137,386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054.945214" calcext:value-type="float">
            <text:p><text:s/>146,055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89295.509476" calcext:value-type="float">
            <text:p><text:s/>489,296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9407.337038" calcext:value-type="float">
            <text:p><text:s/>2,269,407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8772.723418" calcext:value-type="float">
            <text:p><text:s/>1,398,773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0634.61362" calcext:value-type="float">
            <text:p><text:s/>870,635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4114.366" calcext:value-type="float">
            <text:p>( 114,114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92993.0276" calcext:value-type="float">
            <text:p>( 192,993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1906.110554" calcext:value-type="float">
            <text:p><text:s/>1,241,906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2404.674344" calcext:value-type="float">
            <text:p><text:s/>1,202,405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501.43621" calcext:value-type="float">
            <text:p><text:s/>39,501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319.946248" calcext:value-type="float">
            <text:p>( 5,320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9423.35764" calcext:value-type="float">
            <text:p><text:s/>229,423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91835.874404" calcext:value-type="float">
            <text:p><text:s/>91,836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9993.336952" calcext:value-type="float">
            <text:p><text:s/>179,993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284.158156" calcext:value-type="float">
            <text:p><text:s/>67,284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823.70828" calcext:value-type="float">
            <text:p><text:s/>83,824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695.706318" calcext:value-type="float">
            <text:p><text:s/>46,696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788.804432" calcext:value-type="float">
            <text:p><text:s/>84,789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39243.010666" calcext:value-type="float">
            <text:p><text:s/>3,739,243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547.034" calcext:value-type="float">
            <text:p><text:s/>46,547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37402.42" calcext:value-type="float">
            <text:p><text:s/>3,437,402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936.876666" calcext:value-type="float">
            <text:p><text:s/>61,937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356.68" calcext:value-type="float">
            <text:p><text:s/>193,357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1499.510842" calcext:value-type="float">
            <text:p><text:s/>921,500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65.047534" calcext:value-type="float">
            <text:p><text:s/>26,965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94534.463308" calcext:value-type="float">
            <text:p><text:s/>894,534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2895.028862" calcext:value-type="float">
            <text:p><text:s/>1,582,895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533.4498699182" calcext:value-type="float">
            <text:p><text:s/>60,533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045.461460624" calcext:value-type="float">
            <text:p><text:s/>168,045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519.884918" calcext:value-type="float">
            <text:p><text:s/>81,520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82.375522" calcext:value-type="float">
            <text:p><text:s/>13,282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960.146666" calcext:value-type="float">
            <text:p><text:s/>28,960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03.5621898804" calcext:value-type="float">
            <text:p><text:s/>26,304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36.06082080951" calcext:value-type="float">
            <text:p><text:s/>5,536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183.255330768" calcext:value-type="float">
            <text:p><text:s/>77,183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8342.989802" calcext:value-type="float">
            <text:p><text:s/>768,343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53187.842282" calcext:value-type="float">
            <text:p><text:s/>353,188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023726.25529" calcext:value-type="float">
            <text:p><text:s/>2,023,726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48811.27058739" calcext:value-type="float">
            <text:p><text:s/>3,048,811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48811.27058739" calcext:value-type="float">
            <text:p><text:s/>3,048,811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41937.3375" calcext:value-type="float">
            <text:p>( 1,841,937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479861.24" calcext:value-type="float">
            <text:p><text:s/>51,479,861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479861.24" calcext:value-type="float">
            <text:p><text:s/>51,479,861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